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73.87mm"/>
    </style:style>
    <style:style style:name="co3" style:family="table-column">
      <style:table-column-properties fo:break-before="auto" style:column-width="65.16mm"/>
    </style:style>
    <style:style style:name="co4" style:family="table-column">
      <style:table-column-properties fo:break-before="auto" style:column-width="169.19mm"/>
    </style:style>
    <style:style style:name="co5" style:family="table-column">
      <style:table-column-properties fo:break-before="auto" style:column-width="61.0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ro7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 style:vertical-align="top"/>
    </style:style>
    <style:style style:name="ce5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wrbi_industri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Wannaroo Basic Industries (WRBI)</text:p>
          </table:table-cell>
          <table:covered-table-cell table:number-columns-repeated="4" table:style-name="ce4"/>
          <table:table-cell table:style-name="ce5" table:number-columns-repeated="1019"/>
        </table:table-row>
        <table:table-row table:style-name="ro2"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Accepts</text:p>
          </table:table-cell>
          <table:table-cell table:style-name="ce2" office:value-type="string" calcext:value-type="string">
            <text:p>Produces</text:p>
          </table:table-cell>
          <table:table-cell table:style-name="ce2" office:value-type="string" calcext:value-type="string">
            <text:p>Production Notes</text:p>
          </table:table-cell>
          <table:table-cell table:style-name="ce2" office:value-type="string" calcext:value-type="string">
            <text:p>Location Not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nk (Arctic/Tropic)</text:p>
          </table:table-cell>
          <table:table-cell office:value-type="string" calcext:value-type="string">
            <text:p>VALU, GOLD | DIAM, PAPR | COPR</text:p>
          </table:table-cell>
          <table:table-cell office:value-type="string" calcext:value-type="string">
            <text:p>VALU</text:p>
          </table:table-cell>
          <table:table-cell office:value-type="string" calcext:value-type="string">
            <text:p>2 input* =&gt; 1 VALU</text:p>
            <text:p>*except VALU</text:p>
          </table:table-cell>
          <table:table-cell office:value-type="string" calcext:value-type="string">
            <text:p>in or near tow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ank (Temp)</text:p>
          </table:table-cell>
          <table:table-cell office:value-type="string" calcext:value-type="string">
            <text:p>VALU, STEL</text:p>
          </table:table-cell>
          <table:table-cell office:value-type="string" calcext:value-type="string">
            <text:p>VALU</text:p>
          </table:table-cell>
          <table:table-cell office:value-type="string" calcext:value-type="string">
            <text:p>1. Based on population: min 32/month, max 512/month; max(population/1024, 4) every production tick.</text:p>
            <text:p>2. 4 VALU =&gt; 1 VALU</text:p>
            <text:p>3. 2 STEL =&gt; 1 VALU</text:p>
          </table:table-cell>
          <table:table-cell office:value-type="string" calcext:value-type="string">
            <text:p>in town &gt;= 1200, or near tow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al Mine</text:p>
          </table:table-cell>
          <table:table-cell/>
          <table:table-cell office:value-type="string" calcext:value-type="string">
            <text:p>COAL, GRV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 Mine</text:p>
          </table:table-cell>
          <table:table-cell/>
          <table:table-cell office:value-type="string" calcext:value-type="string">
            <text:p>CORE, GRV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 Mine</text:p>
          </table:table-cell>
          <table:table-cell/>
          <table:table-cell office:value-type="string" calcext:value-type="string">
            <text:p>DIAM, GRV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actory (Arctic)</text:p>
          </table:table-cell>
          <table:table-cell office:value-type="string" calcext:value-type="string">
            <text:p>PAPR, GOLD, RFPR, WDPR, PLST, GRVL</text:p>
          </table:table-cell>
          <table:table-cell office:value-type="string" calcext:value-type="string">
            <text:p>GOOD, BDMT, VALU</text:p>
          </table:table-cell>
          <table:table-cell office:value-type="string" calcext:value-type="string">
            <text:p>4 PAPR =&gt; 3 GOOD, 3 BDMT</text:p>
            <text:p>4 GOLD =&gt; 1 GOOD, 1 BDMT, 2 VALU</text:p>
            <text:p>4 RFPR =&gt; 1 GOOD, 2 BDMT, 1 VALU</text:p>
            <text:p>4 WDPR =&gt; 2 GOOD, 2 BDMT</text:p>
            <text:p>4 PLST = &gt; 2 GOOD, 1 BDMT, 1 VALU</text:p>
            <text:p>4 GRVL =&gt; 1 GOOD, 3 BDMT</text:p>
          </table:table-cell>
          <table:table-cell office:value-type="string" calcext:value-type="string">
            <text:p>near town &gt;= 500,</text:p>
            <text:p>20-30 tiles from town cent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Factory (Temp)</text:p>
          </table:table-cell>
          <table:table-cell office:value-type="string" calcext:value-type="string">
            <text:p>STEL, RFPR, WDPR, PLST, GRVL</text:p>
          </table:table-cell>
          <table:table-cell office:value-type="string" calcext:value-type="string">
            <text:p>GOOD, BDMT, VALU</text:p>
          </table:table-cell>
          <table:table-cell office:value-type="string" calcext:value-type="string">
            <text:p>4 STEL =&gt; 3 GOOD, 3 BDMT</text:p>
            <text:p>4 RFPR =&gt; 1 GOOD, 2 BDMT, 1 VALU</text:p>
            <text:p>4 WDPR =&gt; 2 GOOD, 2 BDMT</text:p>
            <text:p>4 PLST = &gt; 2 GOOD, 1 BDMT, 1 VALU</text:p>
            <text:p>4 GRVL =&gt; 1 GOOD, 3 BDMT</text:p>
          </table:table-cell>
          <table:table-cell office:value-type="string" calcext:value-type="string">
            <text:p>near town &gt;= 1200,</text:p>
            <text:p>20-30 tiles from town cent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Factory (Tropic)</text:p>
          </table:table-cell>
          <table:table-cell office:value-type="string" calcext:value-type="string">
            <text:p>DIAM, COPR, RFPR, WOOD, PLST, GRVL</text:p>
          </table:table-cell>
          <table:table-cell office:value-type="string" calcext:value-type="string">
            <text:p>GOOD, BDMT, VALU</text:p>
          </table:table-cell>
          <table:table-cell office:value-type="string" calcext:value-type="string">
            <text:p>4 DIAM =&gt; 1 GOOD, 1 BDMT, 2 VALU</text:p>
            <text:p>4 COPR =&gt; 3 GOOD, 3 BDMT</text:p>
            <text:p>4 RFPR =&gt; 1 GOOD, 2 BDMT, 1 VALU</text:p>
            <text:p>4 WOOD =&gt; 2 GOOD, 2 BDMT</text:p>
            <text:p>4 PLST = &gt; 2 GOOD, 1 BDMT, 1 VALU</text:p>
            <text:p>4 GRVL =&gt; 1 GOOD, 3 BDMT</text:p>
          </table:table-cell>
          <table:table-cell office:value-type="string" calcext:value-type="string">
            <text:p>near town &gt;= 500,</text:p>
            <text:p>20-30 tiles from town cen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rm (Temp/Arctic)</text:p>
          </table:table-cell>
          <table:table-cell/>
          <table:table-cell office:value-type="string" calcext:value-type="string">
            <text:p>GRAI | WHEA, LV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 (Tropic)</text:p>
          </table:table-cell>
          <table:table-cell/>
          <table:table-cell office:value-type="string" calcext:value-type="string">
            <text:p>MAIZ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Food Processing Plant</text:p>
          </table:table-cell>
          <table:table-cell office:value-type="string" calcext:value-type="string">
            <text:p>GRAI | WHEA | MAIZ, LVST | FRUT, RFPR</text:p>
          </table:table-cell>
          <table:table-cell office:value-type="string" calcext:value-type="string">
            <text:p>FOOD, BEER</text:p>
          </table:table-cell>
          <table:table-cell office:value-type="string" calcext:value-type="string">
            <text:p>Accepted cargo is stockpiled (no limits) and processed every production tick.</text:p>
            <text:p>Alcohol requires both Chemicals and Grain on a production tick: 4 GRAI + 2 RFPR =&gt; 5 BEER</text:p>
            <text:p>If no Chemicals, then: 1 GRAI =&gt; 1 FOOD</text:p>
            <text:p>Nothing is produced from Chemicals alone, they are simply consumed.</text:p>
            <text:p>Always: 1 LVST | FRUT =&gt; 1 FOOD</text:p>
          </table:table-cell>
          <table:table-cell office:value-type="string" calcext:value-type="string">
            <text:p>near town &gt;= 1200 | 500,</text:p>
            <text:p>20-30 tiles from town cen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WO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Plantation</text:p>
          </table:table-cell>
          <table:table-cell/>
          <table:table-cell office:value-type="string" calcext:value-type="string">
            <text:p>FR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Mine</text:p>
          </table:table-cell>
          <table:table-cell/>
          <table:table-cell office:value-type="string" calcext:value-type="string">
            <text:p>GOLD, GRV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 Mine</text:p>
          </table:table-cell>
          <table:table-cell/>
          <table:table-cell office:value-type="string" calcext:value-type="string">
            <text:p>IORE, GRV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mber Mill</text:p>
          </table:table-cell>
          <table:table-cell/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manual placement only, not in dese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il Rig</text:p>
          </table:table-cell>
          <table:table-cell/>
          <table:table-cell office:value-type="string" calcext:value-type="string">
            <text:p>OIL_, PA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 Wells</text:p>
          </table:table-cell>
          <table:table-cell/>
          <table:table-cell office:value-type="string" calcext:value-type="string">
            <text:p>OIL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aper Mill</text:p>
          </table:table-cell>
          <table:table-cell office:value-type="string" calcext:value-type="string">
            <text:p>WOOD, RFPR</text:p>
          </table:table-cell>
          <table:table-cell office:value-type="string" calcext:value-type="string">
            <text:p>PAPR</text:p>
          </table:table-cell>
          <table:table-cell office:value-type="string" calcext:value-type="string">
            <text:p>Accepted cargo is stockpiled (no limits) and processed every production tick.</text:p>
            <text:p>Paper requires both Wood and Chemicals on a production tick: 4 WOOD + 2 RFPR =&gt; 5 PAPR</text:p>
            <text:p>Nothing is produced from either Wood or Chemicals alone. Wood is stockpiled; Chemicals are consumed.</text:p>
          </table:table-cell>
          <table:table-cell office:value-type="string" calcext:value-type="string">
            <text:p>near town &gt;= 1200 | 500,</text:p>
            <text:p>30-40 tiles from town cen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ower Plant</text:p>
          </table:table-cell>
          <table:table-cell office:value-type="string" calcext:value-type="string">
            <text:p>COAL, OIL_, WOOD, PETR, PLST, WSTE</text:p>
          </table:table-cell>
          <table:table-cell table:number-columns-repeated="2"/>
          <table:table-cell office:value-type="string" calcext:value-type="string">
            <text:p>near town &gt;= 1200 | 500,</text:p>
            <text:p>10-20 tiles from town cen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cycling Depot</text:p>
          </table:table-cell>
          <table:table-cell/>
          <table:table-cell office:value-type="string" calcext:value-type="string">
            <text:p>RCYC</text:p>
          </table:table-cell>
          <table:table-cell office:value-type="string" calcext:value-type="string">
            <text:p>Based on population: min 16, max 255 every production tick.</text:p>
            <text:p>Production increase is quadratic, not linear.</text:p>
          </table:table-cell>
          <table:table-cell office:value-type="string" calcext:value-type="string">
            <text:p>near town &gt;= 2000 | 1200,</text:p>
            <text:p>20-30 tiles from town center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ecycling Plant</text:p>
          </table:table-cell>
          <table:table-cell office:value-type="string" calcext:value-type="string">
            <text:p>RCYC</text:p>
          </table:table-cell>
          <table:table-cell office:value-type="string" calcext:value-type="string">
            <text:p>WSTE, PLST, STEL | PAPR | COPR</text:p>
          </table:table-cell>
          <table:table-cell office:value-type="string" calcext:value-type="string">
            <text:p>Waste transported %:</text:p>
            <text:p>0-49: 1 RCYC =&gt; 1 WSTE</text:p>
            <text:p>51-66: 2 RCYC =&gt; 1 WSTE, 1 PLST</text:p>
            <text:p>67-100: 3 RCYC =&gt; 1 WSTE, 1 PLST, 1 STEL | PAPR | COPR</text:p>
          </table:table-cell>
          <table:table-cell office:value-type="string" calcext:value-type="string">
            <text:p>near town &gt;= 2000 | 1200,</text:p>
            <text:p>20-30 tiles from town cent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efinery</text:p>
          </table:table-cell>
          <table:table-cell office:value-type="string" calcext:value-type="string">
            <text:p>OIL_, COAL, WOOD, RUBR, CORE</text:p>
          </table:table-cell>
          <table:table-cell office:value-type="string" calcext:value-type="string">
            <text:p>4 OIL_ =&gt; 1 RFPR, 2 PETR, 1 PLST</text:p>
            <text:p>4 COAL =&gt; 2 RFPR, 1 PETR, 1 PLST</text:p>
            <text:p>4 WOOD =&gt; 1 RFPR, 1 PETR, 2 PLST</text:p>
            <text:p>4 RUBR =&gt; 2 RFPR, 2 PLST</text:p>
            <text:p>4 CORE + 2 OIL_ =&gt; 5 COPR</text:p>
          </table:table-cell>
          <table:table-cell office:value-type="string" calcext:value-type="string">
            <text:p>Copper production notes:</text:p>
            <text:p>Accepted cargo is stockpiled (no limits) and processed every production tick.</text:p>
            <text:p>Copper requires both Copper Ore and Oil on a production tick: 4 CORE + 2 OIL_ =&gt; 5 COPR</text:p>
            <text:p>Nothing is produced from Copper Ore alone. Copper Ore is stockpiled if Oil is not available.</text:p>
            <text:p>If Oil but no Copper Ore: 4 OIL_ =&gt; 1 RFPR, 2 PETR, 1 PLST as usual.</text:p>
          </table:table-cell>
          <table:table-cell office:value-type="string" calcext:value-type="string">
            <text:p>near town &gt;= 1200 | 500,</text:p>
            <text:p>30-40 tiles from town cen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bber Plantation</text:p>
          </table:table-cell>
          <table:table-cell/>
          <table:table-cell office:value-type="string" calcext:value-type="string">
            <text:p>RUB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wmill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DPR</text:p>
          </table:table-cell>
          <table:table-cell office:value-type="string" calcext:value-type="string">
            <text:p>1 WOOD =&gt; 1 WDPR</text:p>
          </table:table-cell>
          <table:table-cell office:value-type="string" calcext:value-type="string">
            <text:p>near town &gt;= 1200 | 500,</text:p>
            <text:p>20-30 tiles from town cen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op</text:p>
          </table:table-cell>
          <table:table-cell office:value-type="string" calcext:value-type="string">
            <text:p>FOOD, PETR, BEER, WATR</text:p>
          </table:table-cell>
          <table:table-cell table:number-columns-repeated="2"/>
          <table:table-cell office:value-type="string" calcext:value-type="string">
            <text:p>in town &gt;= 500,</text:p>
            <text:p>Shop will close if Superstore buil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teel Mill</text:p>
          </table:table-cell>
          <table:table-cell office:value-type="string" calcext:value-type="string">
            <text:p>IORE, COAL</text:p>
          </table:table-cell>
          <table:table-cell office:value-type="string" calcext:value-type="string">
            <text:p>STEL</text:p>
          </table:table-cell>
          <table:table-cell office:value-type="string" calcext:value-type="string">
            <text:p>Accepted cargo is stockpiled (no limits) and processed every production tick.</text:p>
            <text:p>Steel requires both Iron Ore and Coal on a production tick: 4 IORE + 2 COAL =&gt; 5 STEL</text:p>
            <text:p>Nothing is produced from either Iron Ore or Coal alone. Iron Ore is stockpiled; Coal is consumed.</text:p>
          </table:table-cell>
          <table:table-cell office:value-type="string" calcext:value-type="string">
            <text:p>near town &gt;= 1200 | 500,</text:p>
            <text:p>30-40 tiles from town cen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perstore</text:p>
          </table:table-cell>
          <table:table-cell office:value-type="string" calcext:value-type="string">
            <text:p>FOOD, GOOD, PETR, BEER, BDMT, WATR</text:p>
          </table:table-cell>
          <table:table-cell table:number-columns-repeated="2"/>
          <table:table-cell office:value-type="string" calcext:value-type="string">
            <text:p>near town &gt;= 2000 | 1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ter Supply</text:p>
          </table:table-cell>
          <table:table-cell/>
          <table:table-cell office:value-type="string" calcext:value-type="string">
            <text:p>WATR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wrbi_industries.A3:wrbi_industries.A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 style:print="charts drawings grid header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09:17:46.478396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7:57:27.104547824</meta:creation-date>
    <dc:date>2020-04-29T09:19:51.119561938</dc:date>
    <meta:editing-duration>PT32M22S</meta:editing-duration>
    <meta:editing-cycles>8</meta:editing-cycles>
    <meta:generator>LibreOffice/6.0.7.3$Linux_X86_64 LibreOffice_project/00m0$Build-3</meta:generator>
    <dc:title>Wannaroo Basic Industries (WRBI)</dc:title>
    <meta:document-statistic meta:table-count="1" meta:cell-count="103" meta:object-count="0"/>
  </office:meta>
</office:document-meta>
</file>